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French Script MT" svg:font-family="'French Script MT'" style:font-family-generic="script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Lucida Handwriting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ucida Handwriting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margin-left="0.979cm" fo:margin-right="0cm" fo:text-align="start" style:justify-single-word="false" fo:text-indent="1.508cm" style:auto-text-indent="false">
        <style:tab-stops/>
      </style:paragraph-properties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left="-0.026cm" fo:margin-right="0cm" fo:text-align="center" style:justify-single-word="false" fo:text-indent="-0.026cm" style:auto-text-indent="false">
        <style:tab-stops/>
      </style:paragraph-properties>
      <style:text-properties style:font-name="Arial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margin-left="2.461cm" fo:margin-right="0cm" fo:text-align="start" style:justify-single-word="false" fo:text-indent="0.026cm" style:auto-text-indent="false">
        <style:tab-stops/>
      </style:paragraph-properties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4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T10" style:family="text"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-Curriculum Vitae-</text:p>
      <text:p text:style-name="P5"/>
      <text:p text:style-name="P1"><text:span text:style-name="T9">Mr Claude EVEN </text:span><text:span text:style-name="T3">; Né le 24/01/1978 à Auray, Morbihan ( 34ans );</text:span></text:p>
      <text:p text:style-name="P2"><text:span text:style-name="T8"><text:s/></text:span><text:a xlink:type="simple" xlink:href="mailto:cevenbzh@live.fr"><text:span text:style-name="T7">cevenbzh@live.fr</text:span></text:a><text:a xlink:type="simple" xlink:href="mailto:cevenbzh@live"><text:span text:style-name="T8"> </text:span></text:a><text:span text:style-name="T4">; </text:span><text:span text:style-name="T10">Le Bochet 56350 ALLAIRE; 02.99.71.80.98</text:span><text:a xlink:type="simple" xlink:href="mailto:cevenbzh@live">/</text:a><text:span text:style-name="T10">06.65.33.59.93</text:span></text:p>
      <text:p text:style-name="P3"><text:span text:style-name="T3"/></text:p>
      <text:p text:style-name="P6"><text:span text:style-name="T2">-Compétences:</text:span></text:p>
      <text:p text:style-name="P6"><text:span text:style-name="T2"/></text:p>
      <text:p text:style-name="P7"><text:span text:style-name="T2">-sens du contact, sens de l'écoute.</text:span></text:p>
      <text:p text:style-name="P7"><text:span text:style-name="T2">-goût de la collaboration, du travail en équipe.</text:span></text:p>
      <text:p text:style-name="P7"><text:span text:style-name="T2">-capacités à animer, à encadrer.</text:span></text:p>
      <text:p text:style-name="P7"><text:span text:style-name="T2">-rigueur.</text:span></text:p>
      <text:p text:style-name="P7"><text:span text:style-name="T2">-connaissances du monde de l'enseignement.</text:span></text:p>
      <text:p text:style-name="P7"><text:span text:style-name="T2">-connaissances du monde de l'éducation.</text:span></text:p>
      <text:p text:style-name="P7"><text:span text:style-name="T2">-polyvalence, souplesse.</text:span></text:p>
      <text:p text:style-name="P7"><text:span text:style-name="T2"/></text:p>
      <text:p text:style-name="P8"><text:span text:style-name="T2">-Diplômes:</text:span></text:p>
      <text:p text:style-name="P8"><text:span text:style-name="T2"/></text:p>
      <text:p text:style-name="P7"><text:span text:style-name="T2">-1996 Bac. ES option mathématiques.</text:span></text:p>
      <text:p text:style-name="P7"><text:span text:style-name="T2">-1999 DEUG histoire géographie.</text:span></text:p>
      <text:p text:style-name="P7"><text:span text:style-name="T2">-2000 Licence histoire géographie.</text:span></text:p>
      <text:p text:style-name="P7"><text:span text:style-name="T2">-2003 Maîtrise histoire.</text:span></text:p>
      <text:p text:style-name="P7"><text:span text:style-name="T2">-Autre: AFPS, Surveillant de baignade, DCL (B2.4).</text:span></text:p>
      <text:p text:style-name="P7"><text:span text:style-name="T2"/></text:p>
      <text:p text:style-name="P8"><text:span text:style-name="T2">-Expériences professionnelles:</text:span></text:p>
      <text:p text:style-name="P8"><text:span text:style-name="T2"/></text:p>
      <text:p text:style-name="P9"><text:span text:style-name="T2">-Emplois saisonniers divers ( commerce, saisons ).</text:span></text:p>
      <text:p text:style-name="P9"><text:span text:style-name="T2">-Animateur/surveillant de baignade en CLSH (6 ans).</text:span></text:p>
      <text:p text:style-name="P9"><text:span text:style-name="T2">-MI/SE collège lycée de l'enseignement public ( 8 ans dont 2 comme faisant fonction de CPE ).</text:span></text:p>
      <text:p text:style-name="P9"><text:span text:style-name="T2">-Professeur des écoles suppléant ( 1 an à Redon et divers remplacements).</text:span></text:p>
      <text:p text:style-name="P9"><text:span text:style-name="T2">-Professeur d'histoire/ géo./ instruction civique ( 3 ans à Redon ).</text:span></text:p>
      <text:p text:style-name="P9"><text:span text:style-name="T2"/></text:p>
      <text:p text:style-name="P8"><text:span text:style-name="T2">-Formations:</text:span></text:p>
      <text:p text:style-name="P8"><text:span text:style-name="T2"/></text:p>
      <text:p text:style-name="P7"><text:span text:style-name="T2">-AFPS.</text:span></text:p>
      <text:p text:style-name="P7"><text:span text:style-name="T2">-Stage de formation intensive de 6 mois en Breton (STUMDI).</text:span></text:p>
      <text:p text:style-name="P7"><text:span text:style-name="T2">-Stage de formation supérieure de 3 mois en Breton (STUMDI).</text:span></text:p>
      <text:p text:style-name="P7"><text:span text:style-name="T2">-Divers stages immersifs d'une semaine en Breton (KEAV, STUMDI, Irati...).</text:span></text:p>
      <text:p text:style-name="P7"><text:span text:style-name="T2"/></text:p>
      <text:p text:style-name="P8"><text:span text:style-name="T2">-Intérêts/loisirs:</text:span></text:p>
      <text:p text:style-name="P8"><text:span text:style-name="T2"/></text:p>
      <text:p text:style-name="P7"><text:span text:style-name="T2">-Langues, culture et patrimoine breton.</text:span></text:p>
      <text:p text:style-name="P7"><text:span text:style-name="T2">-Danse traditionnelle ( au cercles de Redon et St Dolay).</text:span></text:p>
      <text:p text:style-name="P7"><text:span text:style-name="T2">-Questions touchant à l'environnement et au développement durable.</text:span></text:p>
      <text:p text:style-name="P7"><text:span text:style-name="T2">-Lecture.</text:span></text:p>
      <text:p text:style-name="P7"><text:span text:style-name="T2">-Informatique.</text:span></text:p>
      <text:p text:style-name="P7"><text:span text:style-name="T2"/></text:p>
      <text:p text:style-name="P8"><text:span text:style-name="T2">-Langues:</text:span></text:p>
      <text:p text:style-name="P7"><text:span text:style-name="T2"/></text:p>
      <text:p text:style-name="P7"><text:span text:style-name="T2">-Français, Breton , Anglais,</text:span></text:p>
      <text:p text:style-name="P7"><text:span text:style-name="T2">-Allemand et gallo ( notions )</text:span></text:p>
      <text:p text:style-name="P7"><text:soft-page-break/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French Script MT" svg:font-family="'French Script MT'" style:font-family-generic="script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éline jolivet</meta:initial-creator>
    <meta:creation-date>2012-07-08T09:33:21.64</meta:creation-date>
    <dc:date>2012-07-08T10:51:21.30</dc:date>
    <dc:creator>céline jolivet</dc:creator>
    <meta:editing-duration>PT00H14M24S</meta:editing-duration>
    <meta:editing-cycles>3</meta:editing-cycles>
    <meta:generator>OpenOffice.org/3.1$Win32 OpenOffice.org_project/310m19$Build-9420</meta:generator>
    <meta:document-statistic meta:table-count="0" meta:image-count="0" meta:object-count="0" meta:page-count="2" meta:paragraph-count="37" meta:word-count="204" meta:character-count="1426"/>
  </office:meta>
</office:document-meta>
</file>